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standard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3" style:family="graphic" style:parent-style-name="standard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4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5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6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7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8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9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10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11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12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13" style:family="graphic" style:parent-style-name="standard">
      <style:graphic-properties draw:stroke="none" svg:stroke-color="#000000" draw:fill="solid" draw:fill-color="#ffffff" draw:opacity="50%" fo:min-height="0.945cm"/>
    </style:style>
    <style:style style:name="gr14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15" style:family="graphic" style:parent-style-name="standard" style:list-style-name="L2">
      <style:graphic-properties draw:stroke="none" draw:fill-color="#66cc00" draw:opacity="100%" draw:textarea-horizontal-align="justify" draw:textarea-vertical-align="middle" draw:auto-grow-height="false" fo:min-height="0.55cm" fo:min-width="3.5cm"/>
    </style:style>
    <style:style style:name="gr16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17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18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19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3.5cm"/>
    </style:style>
    <style:style style:name="gr20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21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gr22" style:family="graphic" style:parent-style-name="standard" style:list-style-name="L2">
      <style:graphic-properties draw:stroke="none" draw:fill-color="#82b6ee" draw:opacity="100%" draw:textarea-horizontal-align="justify" draw:textarea-vertical-align="middle" draw:auto-grow-height="false" fo:min-height="0.55cm" fo:min-width="4.5cm"/>
    </style:style>
    <style:style style:name="P1" style:family="paragraph">
      <style:paragraph-properties fo:text-align="center"/>
    </style:style>
    <style:style style:name="P2" style:family="paragraph">
      <loext:graphic-properties draw:fill-color="#82b6ee" draw:opacity="100%"/>
      <style:paragraph-properties fo:text-align="center"/>
      <style:text-properties fo:color="#ffffff" style:font-name="Ubuntu" fo:font-size="11pt" fo:background-color="transparent"/>
    </style:style>
    <style:style style:name="P3" style:family="paragraph">
      <loext:graphic-properties draw:fill-color="#66cc00" draw:opacity="100%"/>
      <style:paragraph-properties fo:text-align="center"/>
      <style:text-properties fo:color="#ffffff" style:font-name="Ubuntu" fo:font-size="11pt" fo:background-color="transparent"/>
    </style:style>
    <style:style style:name="P4" style:family="paragraph">
      <loext:graphic-properties draw:fill-color="#66cc00" draw:opacity="100%"/>
      <style:paragraph-properties fo:text-align="center"/>
      <style:text-properties fo:color="#ffffff" style:font-name="Ubuntu" fo:font-size="11pt" style:letter-kerning="true" fo:background-color="transparent" style:font-name-asian="Sazanami Gothic" style:font-size-asian="18pt" style:font-name-complex="FreeSans" style:font-size-complex="18pt"/>
    </style:style>
    <style:style style:name="P5" style:family="paragraph">
      <loext:graphic-properties draw:fill-color="#82b6ee" draw:opacity="100%"/>
      <style:paragraph-properties fo:text-align="center"/>
      <style:text-properties fo:color="#ffffff" style:font-name="Ubuntu" fo:font-size="11pt" style:letter-kerning="true" fo:background-color="transparent" style:font-name-asian="Sazanami Gothic" style:font-size-asian="18pt" style:font-name-complex="FreeSans" style:font-size-complex="18pt"/>
    </style:style>
    <style:style style:name="P6" style:family="paragraph">
      <style:paragraph-properties fo:text-align="end"/>
    </style:style>
    <style:style style:name="P7" style:family="paragraph">
      <loext:graphic-properties draw:fill="solid" draw:fill-color="#ffffff" draw:opacity="50%"/>
      <style:paragraph-properties fo:text-align="end"/>
      <style:text-properties fo:color="#9999ff" fo:font-size="24pt"/>
    </style:style>
    <style:style style:name="T1" style:family="text">
      <style:text-properties fo:color="#ffffff" fo:font-size="11pt" fo:background-color="transparent"/>
    </style:style>
    <style:style style:name="T2" style:family="text">
      <style:text-properties fo:color="#ffffff" style:font-name="Ubuntu" fo:font-size="11pt" style:letter-kerning="true" fo:background-color="transparent" style:font-name-asian="Sazanami Gothic" style:font-size-asian="18pt" style:font-name-complex="FreeSans" style:font-size-complex="18pt"/>
    </style:style>
    <style:style style:name="T3" style:family="text">
      <style:text-properties fo:color="#9999ff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Overview 1" draw:style-name="dp1" draw:master-page-name="Default">
        <draw:connector draw:style-name="gr1" draw:text-style-name="P1" draw:layer="layout" draw:line-skew="2.1cm" svg:x1="26cm" svg:y1="4.8cm" svg:x2="21.6cm" svg:y2="13cm" draw:start-shape="id1" draw:start-glue-point="29" draw:end-shape="id2" draw:end-glue-point="4" svg:d="M26000 4800v6200h-4400v2000" svg:viewBox="0 0 4401 8201">
          <text:p/>
        </draw:connector>
        <draw:connector draw:style-name="gr1" draw:text-style-name="P1" draw:layer="layout" svg:x1="24cm" svg:y1="13.4cm" svg:x2="23cm" svg:y2="13.4cm" draw:start-shape="id3" draw:start-glue-point="17" draw:end-shape="id2" draw:end-glue-point="37" svg:d="M24000 13400h-1000" svg:viewBox="0 0 1001 1">
          <text:p/>
        </draw:connector>
        <draw:connector draw:style-name="gr1" draw:text-style-name="P1" draw:layer="layout" svg:x1="26.8cm" svg:y1="4.8cm" svg:x2="26.8cm" svg:y2="13cm" draw:start-shape="id1" draw:start-glue-point="33" draw:end-shape="id3" draw:end-glue-point="42" svg:d="M26800 4800v8200" svg:viewBox="0 0 1 8201">
          <text:p/>
        </draw:connector>
        <draw:custom-shape draw:style-name="gr2" draw:text-style-name="P2" xml:id="id1" draw:id="id1" draw:layer="layout" svg:width="4cm" svg:height="0.8cm" svg:x="24cm" svg:y="4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Activ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7cm" svg:y1="17.4cm" svg:x2="19.8cm" svg:y2="13.8cm" draw:start-shape="id4" draw:start-glue-point="37" draw:end-shape="id2" draw:end-glue-point="23" svg:d="M17000 17400h2800v-3600" svg:viewBox="0 0 2801 3601">
          <text:p/>
        </draw:connector>
        <draw:connector draw:style-name="gr1" draw:text-style-name="P1" draw:layer="layout" svg:x1="15.8cm" svg:y1="9.8cm" svg:x2="19cm" svg:y2="13.2cm" draw:start-shape="id5" draw:start-glue-point="33" draw:end-shape="id2" draw:end-glue-point="21" svg:d="M15800 9800v3400h3200" svg:viewBox="0 0 3201 3401">
          <text:p/>
        </draw:connector>
        <draw:connector draw:style-name="gr1" draw:text-style-name="P1" draw:layer="layout" svg:x1="8.8cm" svg:y1="7.8cm" svg:x2="13cm" svg:y2="9.4cm" draw:start-shape="id6" draw:start-glue-point="33" draw:end-shape="id5" draw:end-glue-point="17" svg:d="M8800 7800v1600h4200" svg:viewBox="0 0 4201 1601">
          <text:p/>
        </draw:connector>
        <draw:connector draw:style-name="gr1" draw:text-style-name="P1" draw:layer="layout" svg:x1="11.8cm" svg:y1="13cm" svg:x2="14.2cm" svg:y2="9.8cm" draw:start-shape="id7" draw:start-glue-point="42" draw:end-shape="id5" draw:end-glue-point="25" svg:d="M11800 13000v-1600h2400v-1600" svg:viewBox="0 0 2401 3201">
          <text:p/>
        </draw:connector>
        <draw:custom-shape draw:style-name="gr3" draw:text-style-name="P3" xml:id="id6" draw:id="id6" draw:layer="layout" svg:width="4cm" svg:height="0.8cm" svg:x="6cm" svg:y="7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4cm" svg:height="0.8cm" svg:x="9cm" svg:y="13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Recor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4cm" svg:height="0.8cm" svg:x="13cm" svg:y="9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Persis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4cm" svg:height="0.8cm" svg:x="19cm" svg:y="13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2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" draw:id="id3" draw:layer="layout" svg:width="4cm" svg:height="0.8cm" svg:x="24cm" svg:y="13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2">Watch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4" draw:id="id4" draw:layer="layout" svg:width="4cm" svg:height="0.8cm" svg:x="13cm" svg:y="17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TrayIcon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3cm" svg:y1="17.4cm" svg:x2="11cm" svg:y2="13.8cm" draw:start-shape="id4" draw:start-glue-point="17" draw:end-shape="id7" draw:end-glue-point="29" svg:d="M13000 17400h-2000v-3600" svg:viewBox="0 0 2001 3601">
          <text:p/>
        </draw:connector>
        <draw:custom-shape draw:style-name="gr7" draw:text-style-name="P5" xml:id="id8" draw:id="id8" draw:layer="layout" svg:width="4cm" svg:height="0.8cm" svg:x="6cm" svg:y="10.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Reminder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0cm" svg:y1="11cm" svg:x2="19.8cm" svg:y2="13cm" draw:start-shape="id8" draw:start-glue-point="37" draw:end-shape="id2" draw:end-glue-point="15" svg:d="M10000 11000h9800v2000" svg:viewBox="0 0 9801 2001">
          <text:p/>
        </draw:connector>
        <draw:connector draw:style-name="gr1" draw:text-style-name="P1" draw:layer="layout" svg:x1="8.8cm" svg:y1="10.6cm" svg:x2="13cm" svg:y2="9.7cm" draw:start-shape="id8" draw:start-glue-point="42" draw:end-shape="id5" draw:end-glue-point="44" svg:d="M8800 10600v-900h4200" svg:viewBox="0 0 4201 901">
          <text:p/>
        </draw:connector>
        <draw:connector draw:style-name="gr1" draw:text-style-name="P1" draw:layer="layout" svg:x1="8cm" svg:y1="11.4cm" svg:x2="10.2cm" svg:y2="13cm" draw:start-shape="id8" draw:start-glue-point="29" draw:end-shape="id7" draw:end-glue-point="13" svg:d="M8000 11400v800h2200v800" svg:viewBox="0 0 2201 1601">
          <text:p/>
        </draw:connector>
        <draw:connector draw:style-name="gr1" draw:text-style-name="P1" draw:layer="layout" svg:x1="8cm" svg:y1="10.6cm" svg:x2="8cm" svg:y2="7.8cm" draw:start-shape="id8" draw:start-glue-point="55" draw:end-shape="id6" draw:end-glue-point="29" svg:d="M8000 10600v-2800" svg:viewBox="0 0 1 2801">
          <text:p/>
        </draw:connector>
        <draw:custom-shape draw:style-name="gr3" draw:text-style-name="P3" xml:id="id9" draw:id="id9" draw:layer="layout" svg:width="4cm" svg:height="0.8cm" svg:x="4cm" svg:y="13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Expor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8cm" svg:y1="13.4cm" svg:x2="9cm" svg:y2="13.4cm" draw:start-shape="id9" draw:start-glue-point="37" draw:end-shape="id7" draw:end-glue-point="17" svg:d="M8000 13400h1000" svg:viewBox="0 0 1001 1">
          <text:p/>
        </draw:connector>
        <draw:custom-shape draw:style-name="gr8" draw:text-style-name="P5" xml:id="id10" draw:id="id10" draw:layer="layout" svg:width="4cm" svg:height="0.8cm" svg:x="13cm" svg:y="15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Recording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5cm" svg:y1="15cm" svg:x2="15cm" svg:y2="9.8cm" draw:start-shape="id10" draw:start-glue-point="55" draw:end-shape="id5" draw:end-glue-point="29" svg:d="M15000 15000v-5200" svg:viewBox="0 0 1 5201">
          <text:p/>
        </draw:connector>
        <draw:connector draw:style-name="gr1" draw:text-style-name="P1" draw:layer="layout" svg:x1="13cm" svg:y1="15.4cm" svg:x2="11.8cm" svg:y2="13.8cm" draw:start-shape="id10" draw:start-glue-point="17" draw:end-shape="id7" draw:end-glue-point="33" svg:d="M13000 15400h-1200v-1600" svg:viewBox="0 0 1201 1601">
          <text:p/>
        </draw:connector>
        <draw:connector draw:style-name="gr1" draw:text-style-name="P1" draw:layer="layout" svg:x1="15.8cm" svg:y1="15cm" svg:x2="19cm" svg:y2="13.6cm" draw:start-shape="id10" draw:start-glue-point="42" draw:end-shape="id2" draw:end-glue-point="19" svg:d="M15800 15000v-1400h3200" svg:viewBox="0 0 3201 1401">
          <text:p/>
        </draw:connector>
        <draw:custom-shape draw:style-name="gr9" draw:text-style-name="P5" xml:id="id11" draw:id="id11" draw:layer="layout" svg:width="4cm" svg:height="0.8cm" svg:x="1cm" svg:y="10.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LyncInhib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5cm" svg:y1="11cm" svg:x2="6cm" svg:y2="11cm" draw:start-shape="id11" draw:start-glue-point="37" draw:end-shape="id8" draw:end-glue-point="17" svg:d="M5000 11000h1000" svg:viewBox="0 0 1001 1">
          <text:p/>
        </draw:connector>
        <draw:connector draw:style-name="gr1" draw:text-style-name="P1" draw:layer="layout" draw:line-skew="4.7cm" svg:x1="3cm" svg:y1="11.4cm" svg:x2="21cm" svg:y2="13.8cm" draw:start-shape="id11" draw:start-glue-point="29" draw:end-shape="id2" draw:end-glue-point="29" svg:d="M3000 11400v7600h18000v-5200" svg:viewBox="0 0 18001 7601">
          <text:p/>
        </draw:connector>
        <draw:custom-shape draw:style-name="gr10" draw:text-style-name="P5" xml:id="id12" draw:id="id12" draw:layer="layout" svg:width="5cm" svg:height="0.8cm" svg:x="4cm" svg:y="17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SystemSession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6.5cm" svg:y1="17cm" svg:x2="10.2cm" svg:y2="13.8cm" draw:start-shape="id12" draw:start-glue-point="55" draw:end-shape="id7" draw:end-glue-point="25" svg:d="M6500 17000v-1600h3700v-1600" svg:viewBox="0 0 3701 3201">
          <text:p/>
        </draw:connector>
        <draw:connector draw:style-name="gr1" draw:text-style-name="P1" draw:layer="layout" svg:x1="6.5cm" svg:y1="17.8cm" svg:x2="20.4cm" svg:y2="13.8cm" draw:start-shape="id12" draw:start-glue-point="29" draw:end-shape="id2" draw:end-glue-point="26" svg:d="M6500 17800v500h13900v-4500" svg:viewBox="0 0 13901 4501">
          <text:p/>
        </draw:connector>
        <draw:custom-shape draw:style-name="gr11" draw:text-style-name="P5" xml:id="id13" draw:id="id13" draw:layer="layout" svg:width="5cm" svg:height="0.8cm" svg:x="18cm" svg:y="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Persistence.LiteDB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14" draw:id="id14" draw:layer="layout" svg:width="5cm" svg:height="0.8cm" svg:x="12cm" svg:y="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Persistence.SQLite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.1cm" svg:x1="19.5cm" svg:y1="6.8cm" svg:x2="14.8cm" svg:y2="9cm" draw:start-shape="id13" draw:start-glue-point="25" draw:end-shape="id5" draw:end-glue-point="10" svg:d="M19500 6800v1200h-4700v1000" svg:viewBox="0 0 4701 2201">
          <text:p/>
        </draw:connector>
        <draw:connector draw:style-name="gr1" draw:text-style-name="P1" draw:layer="layout" svg:x1="21cm" svg:y1="6.8cm" svg:x2="21cm" svg:y2="13cm" draw:start-shape="id13" draw:start-glue-point="31" draw:end-shape="id2" draw:end-glue-point="55" svg:d="M21000 6800v6200" svg:viewBox="0 0 1 6201">
          <text:p/>
        </draw:connector>
        <draw:connector draw:style-name="gr1" draw:text-style-name="P1" draw:layer="layout" svg:x1="14cm" svg:y1="6.8cm" svg:x2="14cm" svg:y2="9cm" draw:start-shape="id14" draw:start-glue-point="27" draw:end-shape="id5" draw:end-glue-point="14" svg:d="M14000 6800v2200" svg:viewBox="0 0 1 2201">
          <text:p/>
        </draw:connector>
        <draw:connector draw:style-name="gr1" draw:text-style-name="P1" draw:layer="layout" draw:line-skew="-1.4cm" svg:x1="16.5cm" svg:y1="6.8cm" svg:x2="20.4cm" svg:y2="13cm" draw:start-shape="id14" draw:start-glue-point="49" draw:end-shape="id2" draw:end-glue-point="12" svg:d="M16500 6800v1700h3900v4500" svg:viewBox="0 0 3901 6201">
          <text:p/>
        </draw:connector>
        <draw:connector draw:style-name="gr1" draw:text-style-name="P1" draw:layer="layout" svg:x1="25.2cm" svg:y1="4.8cm" svg:x2="17cm" svg:y2="9.4cm" draw:start-shape="id1" draw:start-glue-point="25" draw:end-shape="id5" draw:end-glue-point="37" svg:d="M25200 4800v4600h-8200" svg:viewBox="0 0 8201 4601">
          <text:p/>
        </draw:connector>
        <draw:connector draw:style-name="gr1" draw:text-style-name="P1" draw:layer="layout" svg:x1="24cm" svg:y1="4.1cm" svg:x2="8cm" svg:y2="7cm" draw:start-shape="id1" draw:start-glue-point="43" draw:end-shape="id6" draw:end-glue-point="55" svg:d="M24000 4100h-16000v2900" svg:viewBox="0 0 16001 2901">
          <text:p/>
        </draw:connector>
        <draw:connector draw:style-name="gr1" draw:text-style-name="P1" draw:layer="layout" svg:x1="24cm" svg:y1="4.4cm" svg:x2="11cm" svg:y2="13cm" draw:start-shape="id1" draw:start-glue-point="17" draw:end-shape="id7" draw:end-glue-point="55" svg:d="M24000 4400h-13000v8600" svg:viewBox="0 0 13001 8601">
          <text:p/>
        </draw:connector>
        <draw:frame draw:style-name="gr13" draw:text-style-name="P7" draw:layer="layout" svg:width="27.7cm" svg:height="1.195cm" svg:x="1cm" svg:y="1.002cm">
          <draw:text-box>
            <text:p text:style-name="P6"><text:span text:style-name="T3">Active Time - Overview</text:span></text:p>
          </draw:text-box>
        </draw:frame>
      </draw:page>
      <draw:page draw:name="page2" draw:style-name="dp1" draw:master-page-name="Default">
        <draw:connector draw:style-name="gr1" draw:text-style-name="P1" draw:layer="layout" draw:line-skew="5.6cm" svg:x1="27.4cm" svg:y1="1.806cm" svg:x2="22.6cm" svg:y2="18cm" draw:start-shape="id15" draw:start-glue-point="36" draw:end-shape="id16" draw:end-glue-point="47" svg:d="M27400 1806v13697h-4800v2497" svg:viewBox="0 0 4801 16195">
          <text:p/>
        </draw:connector>
        <draw:connector draw:style-name="gr1" draw:text-style-name="P1" draw:layer="layout" svg:x1="24cm" svg:y1="18.4cm" svg:x2="23cm" svg:y2="18.4cm" draw:start-shape="id17" draw:start-glue-point="17" draw:end-shape="id16" draw:end-glue-point="37" svg:d="M24000 18400h-1000" svg:viewBox="0 0 1001 1">
          <text:p/>
        </draw:connector>
        <draw:connector draw:style-name="gr1" draw:text-style-name="P1" draw:layer="layout" svg:x1="27.8cm" svg:y1="1.806cm" svg:x2="27.8cm" svg:y2="18cm" draw:start-shape="id15" draw:start-glue-point="50" draw:end-shape="id17" draw:end-glue-point="48" svg:d="M27800 1806v16194" svg:viewBox="0 0 1 16195">
          <text:p/>
        </draw:connector>
        <draw:custom-shape draw:style-name="gr2" draw:text-style-name="P2" xml:id="id15" draw:id="id15" draw:layer="layout" svg:width="4cm" svg:height="0.8cm" svg:x="24cm" svg:y="1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Active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.6cm" svg:x1="3.6cm" svg:y1="3.806cm" svg:x2="19.8cm" svg:y2="18cm" draw:start-shape="id18" draw:start-glue-point="32" draw:end-shape="id16" draw:end-glue-point="15" svg:d="M3600 3806v7697h16200v6497" svg:viewBox="0 0 16201 14195">
          <text:p/>
        </draw:connector>
        <draw:connector draw:style-name="gr1" draw:text-style-name="P1" draw:layer="layout" svg:x1="18cm" svg:y1="16.4cm" svg:x2="19.4cm" svg:y2="18cm" draw:start-shape="id19" draw:start-glue-point="37" draw:end-shape="id16" draw:end-glue-point="53" svg:d="M18000 16400h1400v1600" svg:viewBox="0 0 1401 1601">
          <text:p/>
        </draw:connector>
        <draw:connector draw:style-name="gr1" draw:text-style-name="P1" draw:layer="layout" svg:x1="11cm" svg:y1="16.4cm" svg:x2="14cm" svg:y2="16.4cm" draw:start-shape="id20" draw:start-glue-point="37" draw:end-shape="id19" draw:end-glue-point="17" svg:d="M11000 16400h3000" svg:viewBox="0 0 3001 1">
          <text:p/>
        </draw:connector>
        <draw:connector draw:style-name="gr1" draw:text-style-name="P1" draw:layer="layout" svg:x1="13cm" svg:y1="13.401cm" svg:x2="14.4cm" svg:y2="16cm" draw:start-shape="id21" draw:start-glue-point="37" draw:end-shape="id19" draw:end-glue-point="53" svg:d="M13000 13401h1400v2599" svg:viewBox="0 0 1401 2600">
          <text:p/>
        </draw:connector>
        <draw:custom-shape draw:style-name="gr3" draw:text-style-name="P3" xml:id="id20" draw:id="id20" draw:layer="layout" svg:width="4cm" svg:height="0.8cm" svg:x="7cm" svg:y="1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1" draw:id="id21" draw:layer="layout" svg:width="4cm" svg:height="0.8cm" svg:x="9cm" svg:y="13.001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Recor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4cm" svg:height="0.8cm" svg:x="14cm" svg:y="1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Persist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xml:id="id16" draw:id="id16" draw:layer="layout" svg:width="4cm" svg:height="0.8cm" svg:x="19cm" svg:y="18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2">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17" draw:id="id17" draw:layer="layout" svg:width="4cm" svg:height="0.8cm" svg:x="24cm" svg:y="18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2">Watch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xml:id="id18" draw:id="id18" draw:layer="layout" svg:width="4cm" svg:height="0.8cm" svg:x="1cm" svg:y="3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TrayIcon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3.599cm" svg:x1="2.4cm" svg:y1="3.806cm" svg:x2="9.4cm" svg:y2="13.001cm" draw:start-shape="id18" draw:start-glue-point="26" draw:end-shape="id21" draw:end-glue-point="53" svg:d="M2400 3806v8197h7000v998" svg:viewBox="0 0 7001 9196">
          <text:p/>
        </draw:connector>
        <draw:custom-shape draw:style-name="gr17" draw:text-style-name="P5" xml:id="id22" draw:id="id22" draw:layer="layout" svg:width="4cm" svg:height="0.8cm" svg:x="7cm" svg:y="3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Reminder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-0.9cm" svg:x1="10.6cm" svg:y1="3.806cm" svg:x2="20.4cm" svg:y2="18cm" draw:start-shape="id22" draw:start-glue-point="49" draw:end-shape="id16" draw:end-glue-point="12" svg:d="M10600 3806v6197h9800v7997" svg:viewBox="0 0 9801 14195">
          <text:p/>
        </draw:connector>
        <draw:connector draw:style-name="gr1" draw:text-style-name="P1" draw:layer="layout" draw:line-skew="0.6cm" svg:x1="10.2cm" svg:y1="3.806cm" svg:x2="15cm" svg:y2="16cm" draw:start-shape="id22" draw:start-glue-point="35" draw:end-shape="id19" draw:end-glue-point="14" svg:d="M10200 3806v6697h4800v5497" svg:viewBox="0 0 4801 12195">
          <text:p/>
        </draw:connector>
        <draw:connector draw:style-name="gr1" draw:text-style-name="P1" draw:layer="layout" draw:line-skew="2.599cm" svg:x1="9cm" svg:y1="3.806cm" svg:x2="9.8cm" svg:y2="13.001cm" draw:start-shape="id22" draw:start-glue-point="29" draw:end-shape="id21" draw:end-glue-point="15" svg:d="M9000 3806v7197h800v1998" svg:viewBox="0 0 801 9196">
          <text:p/>
        </draw:connector>
        <draw:connector draw:style-name="gr1" draw:text-style-name="P1" draw:layer="layout" svg:x1="8cm" svg:y1="3.806cm" svg:x2="8cm" svg:y2="16cm" draw:start-shape="id22" draw:start-glue-point="24" draw:end-shape="id20" draw:end-glue-point="14" svg:d="M8000 3806v12194" svg:viewBox="0 0 1 12195">
          <text:p/>
        </draw:connector>
        <draw:custom-shape draw:style-name="gr3" draw:text-style-name="P3" xml:id="id23" draw:id="id23" draw:layer="layout" svg:width="4cm" svg:height="0.8cm" svg:x="1cm" svg:y="13.001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Expor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5cm" svg:y1="13.401cm" svg:x2="9cm" svg:y2="13.401cm" draw:start-shape="id23" draw:start-glue-point="37" draw:end-shape="id21" draw:end-glue-point="17" svg:d="M5000 13401h4000" svg:viewBox="0 0 4001 1">
          <text:p/>
        </draw:connector>
        <draw:custom-shape draw:style-name="gr18" draw:text-style-name="P5" xml:id="id24" draw:id="id24" draw:layer="layout" svg:width="4cm" svg:height="0.8cm" svg:x="14cm" svg:y="3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Recording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6cm" svg:y1="3.806cm" svg:x2="16cm" svg:y2="16cm" draw:start-shape="id24" draw:start-glue-point="29" draw:end-shape="id19" draw:end-glue-point="55" svg:d="M16000 3806v12194" svg:viewBox="0 0 1 12195">
          <text:p/>
        </draw:connector>
        <draw:connector draw:style-name="gr1" draw:text-style-name="P1" draw:layer="layout" draw:line-skew="1.099cm" svg:x1="15cm" svg:y1="3.806cm" svg:x2="12cm" svg:y2="13.001cm" draw:start-shape="id24" draw:start-glue-point="24" draw:end-shape="id21" draw:end-glue-point="8" svg:d="M15000 3806v5697h-3000v3498" svg:viewBox="0 0 3001 9196">
          <text:p/>
        </draw:connector>
        <draw:connector draw:style-name="gr1" draw:text-style-name="P1" draw:layer="layout" draw:line-skew="-2.4cm" svg:x1="17cm" svg:y1="3.806cm" svg:x2="21.4cm" svg:y2="18cm" draw:start-shape="id24" draw:start-glue-point="34" draw:end-shape="id16" draw:end-glue-point="6" svg:d="M17000 3806v4697h4400v9497" svg:viewBox="0 0 4401 14195">
          <text:p/>
        </draw:connector>
        <draw:custom-shape draw:style-name="gr19" draw:text-style-name="P5" xml:id="id25" draw:id="id25" draw:layer="layout" svg:width="4cm" svg:height="0.8cm" svg:x="4cm" svg:y="1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LyncInhib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7.4cm" svg:y1="1.806cm" svg:x2="8cm" svg:y2="3.006cm" draw:start-shape="id25" draw:start-glue-point="36" draw:end-shape="id22" draw:end-glue-point="14" svg:d="M7400 1806v600h600v600" svg:viewBox="0 0 601 1201">
          <text:p/>
        </draw:connector>
        <draw:connector draw:style-name="gr1" draw:text-style-name="P1" draw:layer="layout" svg:x1="6cm" svg:y1="1.806cm" svg:x2="19cm" svg:y2="18.4cm" draw:start-shape="id25" draw:start-glue-point="29" draw:end-shape="id16" draw:end-glue-point="17" svg:d="M6000 1806v16594h13000" svg:viewBox="0 0 13001 16595">
          <text:p/>
        </draw:connector>
        <draw:custom-shape draw:style-name="gr20" draw:text-style-name="P5" xml:id="id26" draw:id="id26" draw:layer="layout" svg:width="5cm" svg:height="0.8cm" svg:x="10cm" svg:y="1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SystemSession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1.599cm" svg:x1="12cm" svg:y1="1.806cm" svg:x2="11.6cm" svg:y2="13.001cm" draw:start-shape="id26" draw:start-glue-point="27" draw:end-shape="id21" draw:end-glue-point="4" svg:d="M12000 1806v7197h-400v3998" svg:viewBox="0 0 401 11196">
          <text:p/>
        </draw:connector>
        <draw:connector draw:style-name="gr1" draw:text-style-name="P1" draw:layer="layout" draw:line-skew="-0.9cm" svg:x1="13cm" svg:y1="1.806cm" svg:x2="21cm" svg:y2="18cm" draw:start-shape="id26" draw:start-glue-point="31" draw:end-shape="id16" draw:end-glue-point="55" svg:d="M13000 1806v7197h8000v8997" svg:viewBox="0 0 8001 16195">
          <text:p/>
        </draw:connector>
        <draw:custom-shape draw:style-name="gr21" draw:text-style-name="P5" xml:id="id27" draw:id="id27" draw:layer="layout" svg:width="5cm" svg:height="0.8cm" svg:x="21cm" svg:y="3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Persistence.LiteDB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8" draw:id="id28" draw:layer="layout" svg:width="5cm" svg:height="0.8cm" svg:x="17cm" svg:y="1.006cm">
          <draw:glue-point draw:id="4" svg:x="1.5cm" svg:y="-5cm"/>
          <draw:glue-point draw:id="5" svg:x="0.5cm" svg:y="-5cm"/>
          <draw:glue-point draw:id="6" svg:x="1cm" svg:y="-5cm"/>
          <draw:glue-point draw:id="7" svg:x="3cm" svg:y="-5cm"/>
          <draw:glue-point draw:id="8" svg:x="2.5cm" svg:y="-5cm"/>
          <draw:glue-point draw:id="9" svg:x="3.5cm" svg:y="-5cm"/>
          <draw:glue-point draw:id="10" svg:x="-0.5cm" svg:y="-5cm"/>
          <draw:glue-point draw:id="11" svg:x="-1cm" svg:y="-5cm"/>
          <draw:glue-point draw:id="12" svg:x="-1.5cm" svg:y="-5cm"/>
          <draw:glue-point draw:id="13" svg:x="-2cm" svg:y="-5cm"/>
          <draw:glue-point draw:id="14" svg:x="-2.5cm" svg:y="-5cm"/>
          <draw:glue-point draw:id="15" svg:x="-3cm" svg:y="-5cm"/>
          <draw:glue-point draw:id="16" svg:x="-3.5cm" svg:y="-5cm"/>
          <draw:glue-point draw:id="17" svg:x="-5cm" svg:y="0cm"/>
          <draw:glue-point draw:id="18" svg:x="-5cm" svg:y="1.25cm"/>
          <draw:glue-point draw:id="19" svg:x="-5cm" svg:y="2.5cm"/>
          <draw:glue-point draw:id="20" svg:x="-5cm" svg:y="-1.25cm"/>
          <draw:glue-point draw:id="21" svg:x="-5cm" svg:y="-2.5cm"/>
          <draw:glue-point draw:id="22" svg:x="-3.5cm" svg:y="5cm"/>
          <draw:glue-point draw:id="23" svg:x="-3cm" svg:y="5cm"/>
          <draw:glue-point draw:id="24" svg:x="-2.5cm" svg:y="5cm"/>
          <draw:glue-point draw:id="25" svg:x="-2cm" svg:y="5cm"/>
          <draw:glue-point draw:id="26" svg:x="-1.5cm" svg:y="5cm"/>
          <draw:glue-point draw:id="27" svg:x="-1cm" svg:y="5cm"/>
          <draw:glue-point draw:id="28" svg:x="-0.5cm" svg:y="5cm"/>
          <draw:glue-point draw:id="29" svg:x="0cm" svg:y="5cm"/>
          <draw:glue-point draw:id="30" svg:x="0.5cm" svg:y="5cm"/>
          <draw:glue-point draw:id="31" svg:x="1cm" svg:y="5cm"/>
          <draw:glue-point draw:id="32" svg:x="1.5cm" svg:y="5cm"/>
          <draw:glue-point draw:id="33" svg:x="2cm" svg:y="5cm"/>
          <draw:glue-point draw:id="34" svg:x="2.5cm" svg:y="5cm"/>
          <draw:glue-point draw:id="35" svg:x="3cm" svg:y="5cm"/>
          <draw:glue-point draw:id="36" svg:x="3.5cm" svg:y="5cm"/>
          <draw:glue-point draw:id="37" svg:x="5cm" svg:y="0cm"/>
          <draw:glue-point draw:id="38" svg:x="5cm" svg:y="-2.5cm"/>
          <draw:glue-point draw:id="39" svg:x="5cm" svg:y="-3.75cm"/>
          <draw:glue-point draw:id="40" svg:x="5cm" svg:y="1.25cm"/>
          <draw:glue-point draw:id="41" svg:x="5cm" svg:y="2.5cm"/>
          <draw:glue-point draw:id="42" svg:x="2cm" svg:y="-5cm"/>
          <draw:glue-point draw:id="43" svg:x="-5cm" svg:y="-3.75cm"/>
          <draw:glue-point draw:id="44" svg:x="-5cm" svg:y="3.75cm"/>
          <draw:glue-point draw:id="45" svg:x="5cm" svg:y="-1.25cm"/>
          <draw:glue-point draw:id="46" svg:x="5cm" svg:y="3.75cm"/>
          <draw:glue-point draw:id="47" svg:x="4cm" svg:y="-5cm"/>
          <draw:glue-point draw:id="48" svg:x="4.5cm" svg:y="-5cm"/>
          <draw:glue-point draw:id="49" svg:x="4cm" svg:y="5cm"/>
          <draw:glue-point draw:id="50" svg:x="4.5cm" svg:y="5cm"/>
          <draw:glue-point draw:id="51" svg:x="-4cm" svg:y="5cm"/>
          <draw:glue-point draw:id="52" svg:x="-4.5cm" svg:y="5cm"/>
          <draw:glue-point draw:id="53" svg:x="-4cm" svg:y="-5cm"/>
          <draw:glue-point draw:id="54" svg:x="-4.5cm" svg:y="-5cm"/>
          <draw:glue-point draw:id="55" svg:x="0cm" svg:y="-5cm"/>
          <text:p text:style-name="P1"><text:span text:style-name="T1">Persistence.SQLite.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.6cm" svg:x1="23cm" svg:y1="3.806cm" svg:x2="17.2cm" svg:y2="16cm" draw:start-shape="id27" draw:start-glue-point="27" draw:end-shape="id19" draw:end-glue-point="7" svg:d="M23000 3806v6697h-5800v5497" svg:viewBox="0 0 5801 12195">
          <text:p/>
        </draw:connector>
        <draw:connector draw:style-name="gr1" draw:text-style-name="P1" draw:layer="layout" draw:line-skew="3.1cm" svg:x1="24cm" svg:y1="3.806cm" svg:x2="22.2cm" svg:y2="18cm" draw:start-shape="id27" draw:start-glue-point="31" draw:end-shape="id16" draw:end-glue-point="7" svg:d="M24000 3806v10197h-1800v3997" svg:viewBox="0 0 1801 14195">
          <text:p/>
        </draw:connector>
        <draw:connector draw:style-name="gr1" draw:text-style-name="P1" draw:layer="layout" draw:line-skew="0.6cm" svg:x1="19cm" svg:y1="1.806cm" svg:x2="16.6cm" svg:y2="16cm" draw:start-shape="id28" draw:start-glue-point="27" draw:end-shape="id19" draw:end-glue-point="4" svg:d="M19000 1806v7697h-2400v6497" svg:viewBox="0 0 2401 14195">
          <text:p/>
        </draw:connector>
        <draw:connector draw:style-name="gr1" draw:text-style-name="P1" draw:layer="layout" draw:line-skew="-1.9cm" svg:x1="20cm" svg:y1="1.806cm" svg:x2="21.8cm" svg:y2="18cm" draw:start-shape="id28" draw:start-glue-point="31" draw:end-shape="id16" draw:end-glue-point="42" svg:d="M20000 1806v6197h1800v9997" svg:viewBox="0 0 1801 16195">
          <text:p/>
        </draw:connector>
        <draw:connector draw:style-name="gr1" draw:text-style-name="P1" draw:layer="layout" draw:line-skew="5.6cm" svg:x1="26.6cm" svg:y1="1.806cm" svg:x2="17.8cm" svg:y2="16cm" draw:start-shape="id15" draw:start-glue-point="32" draw:end-shape="id19" draw:end-glue-point="48" svg:d="M26600 1806v12697h-8800v1497" svg:viewBox="0 0 8801 14195">
          <text:p/>
        </draw:connector>
        <draw:connector draw:style-name="gr1" draw:text-style-name="P1" draw:layer="layout" draw:line-skew="6.1cm" svg:x1="27cm" svg:y1="1.806cm" svg:x2="10cm" svg:y2="16cm" draw:start-shape="id15" draw:start-glue-point="34" draw:end-shape="id20" draw:end-glue-point="8" svg:d="M27000 1806v13197h-17000v997" svg:viewBox="0 0 17001 14195">
          <text:p/>
        </draw:connector>
        <draw:connector draw:style-name="gr1" draw:text-style-name="P1" draw:layer="layout" draw:line-skew="5.099cm" svg:x1="26.2cm" svg:y1="1.806cm" svg:x2="12.6cm" svg:y2="13.001cm" draw:start-shape="id15" draw:start-glue-point="30" draw:end-shape="id21" draw:end-glue-point="47" svg:d="M26200 1806v10697h-13600v498" svg:viewBox="0 0 13601 111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azanami Gothic" svg:font-family="'Sazanami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azanami Gothic" style:font-family-asian="'Sazanami Gothi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07:39:47.132079338</meta:creation-date>
    <dc:date>2017-09-26T07:08:09.550968228</dc:date>
    <meta:editing-duration>PT3H30M31S</meta:editing-duration>
    <meta:editing-cycles>47</meta:editing-cycles>
    <meta:generator>LibreOffice/5.1.6.2$Linux_X86_64 LibreOffice_project/10m0$Build-2</meta:generator>
    <meta:document-statistic meta:object-count="83"/>
  </office:meta>
</office:document-meta>
</file>